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4" draw:name="Titr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Projet 4</text:span><text:span text:style-name="a382" text:class-names=""/></text:p>
          </draw:text-box>
          <svg:title/>
          <svg:desc/>
        </draw:frame>
        <draw:frame draw:id="id64" presentation:style-name="a385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4</dc:title>
    <meta:initial-creator>pierre pillot</meta:initial-creator>
    <dc:creator>pierre pillot</dc:creator>
    <meta:creation-date>2023-07-26T14:19:52Z</meta:creation-date>
    <dc:date>2023-07-26T14:20:59Z</dc:date>
    <meta:editing-cycles>1</meta:editing-cycles>
    <meta:editing-duration>PT67S</meta:editing-duration>
    <meta:document-statistic meta:paragraph-count="1" meta:word-count="2"/>
  </office:meta>
</office:document-meta>
</file>